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9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20" style:family="paragraph" style:parent-style-name="Heading_20_3" style:master-page-name="Standard">
      <style:paragraph-properties fo:margin-left="0.5in" fo:margin-right="0in" fo:margin-top="0.1945in" fo:margin-bottom="0.0555in" loext:contextual-spacing="false" fo:line-height="100%" fo:text-align="center" style:justify-single-word="false" fo:keep-together="auto" fo:text-indent="0in" style:auto-text-indent="false" style:page-number="1" fo:keep-with-next="auto"/>
    </style:style>
    <style:style style:name="P2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2" style:family="paragraph" style:parent-style-name="Heading_20_3">
      <style:paragraph-properties fo:margin-left="0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T1" style:family="text">
      <style:text-properties fo:color="#000000" fo:font-size="25pt" fo:font-weight="bold" style:font-size-asian="25pt" style:font-weight-asian="bold" style:font-size-complex="25pt"/>
    </style:style>
    <style:style style:name="T2" style:family="text">
      <style:text-properties fo:color="#000000" fo:font-size="17pt" fo:font-weight="bold" style:font-size-asian="17pt" style:font-weight-asian="bold" style:font-size-complex="17pt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7pt" fo:font-weight="bold" style:font-size-asian="17pt" style:font-weight-asian="bold" style:font-size-complex="17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188038" style:font-name="Roboto Mono" style:font-name-asian="Roboto Mono1" style:font-name-complex="Roboto 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1bn6j80dexo"/><text:span text:style-name="T1">Approach Document</text:span></text:p>
      <text:p text:style-name="P21"><text:bookmark text:name="_21h0gw6es2kf"/><text:span text:style-name="T2">Design Principles</text:span></text:p>
      <text:p text:style-name="P1">The application is built with the following principles:</text:p>
      <text:list xml:id="list338701428" text:style-name="WWNum1">
        <text:list-item>
          <text:p text:style-name="P2"><text:span text:style-name="T4">Modularity</text:span>: Classes like <text:span text:style-name="T4">Expense </text:span>and <text:span text:style-name="T4">ExpenseTracker</text:span> are designed to be modular, code reusability and maintainability.</text:p>
        </text:list-item>
        <text:list-item>
          <text:p text:style-name="P8"><text:span text:style-name="T4">User Interaction</text:span>: A simple CLI ensures ease of use for users, focusing on functionality without unnecessary complexity.</text:p>
        </text:list-item>
        <text:list-item>
          <text:p text:style-name="P11"><text:span text:style-name="T4">Data Integrity</text:span>: Input validation and error handling are implemented to maintain data integrity and ensure the application's robustness.</text:p>
        </text:list-item>
      </text:list>
      <text:p text:style-name="P19"><text:bookmark text:name="_qdwn5kj2txje"/><text:span text:style-name="T5">Testing Strategy</text:span></text:p>
      <text:p text:style-name="P22"><text:bookmark text:name="_lqw4r0ljmboq"/><text:span text:style-name="T3">Unit Test : </text:span><text:span text:style-name="T6">Unit tests focus on testing individual components (classes and methods) in isolation to verify their correctness.</text:span></text:p>
      <text:list xml:id="list3782924560" text:style-name="WWNum5">
        <text:list-item>
          <text:p text:style-name="P3"><text:span text:style-name="T4">Expense Class</text:span>: Tests include creation from/to dictionary methods (to_dict, from_dict).</text:p>
        </text:list-item>
        <text:list-item>
          <text:p text:style-name="P9"><text:span text:style-name="T4">ExpenseTracker Class</text:span>:</text:p>
          <text:list>
            <text:list-item>
              <text:p text:style-name="P16">Tests for adding, editing, and deleting expenses.</text:p>
            </text:list-item>
            <text:list-item>
              <text:p text:style-name="P16">Tests for listing expenses and verifying correct outputs.</text:p>
            </text:list-item>
            <text:list-item>
              <text:p text:style-name="P17">Tests for saving to and loading from a file.</text:p>
            </text:list-item>
          </text:list>
        </text:list-item>
      </text:list>
      <text:p text:style-name="P22"><text:bookmark text:name="_7aciyni401px"/><text:span text:style-name="T3">Integration Tests : </text:span><text:span text:style-name="T6">Integration tests ensure that different components of the application work together seamlessly.</text:span></text:p>
      <text:list xml:id="list3755106007" text:style-name="WWNum2">
        <text:list-item>
          <text:p text:style-name="P4"><text:span text:style-name="T4">Method Interactions</text:span>: Tests scenarios where multiple methods of <text:span text:style-name="T4">ExpenseTracker</text:span> are used in sequence.</text:p>
        </text:list-item>
        <text:list-item>
          <text:p text:style-name="P12"><text:span text:style-name="T4">File Operations</text:span>: Tests saving expenses to a file and loading them back to ensure data integrity.</text:p>
        </text:list-item>
      </text:list>
      <text:p text:style-name="P22"><text:bookmark text:name="_9tld8l2ccprq"/><text:span text:style-name="T3">Edge Case : </text:span><text:span text:style-name="T6">Special attention is given to edge cases to ensure robustness and error handling:</text:span></text:p>
      <text:list xml:id="list4182705722" text:style-name="WWNum4">
        <text:list-item>
          <text:p text:style-name="P5">Adding/editing/deleting expenses at boundary conditions (first, last, middle indexes).</text:p>
        </text:list-item>
        <text:list-item>
          <text:p text:style-name="P10">Handling empty expense lists gracefully.</text:p>
        </text:list-item>
        <text:list-item>
          <text:p text:style-name="P13">File I/O errors (invalid JSON format).</text:p>
        </text:list-item>
      </text:list>
      <text:p text:style-name="P18"/>
      <text:p text:style-name="P19"><text:bookmark text:name="_3ocwvzq33r4a"/><text:span text:style-name="T5">Challenges Faced and Solutions Implemented</text:span></text:p>
      <text:p text:style-name="P22"><text:bookmark text:name="_xc1aep44xwb6"/><text:span text:style-name="T3">Challenge: File Handling</text:span></text:p>
      <text:p text:style-name="P1"><text:span text:style-name="T4">Solution</text:span>: Implemented robust file handling using os.path for existence checks and json module for serialisation/deserialization.</text:p>
      <text:p text:style-name="P22"><text:bookmark text:name="_xj41q3oizoyw"/><text:span text:style-name="T3">Challenge: Data Validation</text:span></text:p>
      <text:p text:style-name="P1"><text:soft-page-break/><text:span text:style-name="T4">Solution</text:span>: Implemented input validation in methods to ensure valid data types and ranges, preventing invalid data from corrupting the application state.</text:p>
      <text:p text:style-name="P22"><text:bookmark text:name="_qab42jvsmrh0"/><text:span text:style-name="T3">Challenge: Testing Isolation</text:span></text:p>
      <text:p text:style-name="P1"><text:span text:style-name="T4">Solution</text:span>: Utilised <text:span text:style-name="T4">pytest.fixture</text:span> to manage test dependencies, ensuring tests run in isolation.</text:p>
      <text:p text:style-name="P19"><text:bookmark text:name="_xtfy8ca1jcbq"/><text:span text:style-name="T5">Assumptions</text:span></text:p>
      <text:list xml:id="list2895156291" text:style-name="WWNum6">
        <text:list-item>
          <text:p text:style-name="P6"><text:span text:style-name="T4">Single User Environment</text:span>: Assumes the application is used in a single-user context without concurrent access concerns.</text:p>
        </text:list-item>
        <text:list-item>
          <text:p text:style-name="P14"><text:span text:style-name="T4">Date Format</text:span>: Uses <text:span text:style-name="T7">%Y-%m-%d</text:span> format for dates consistently throughout the application.</text:p>
        </text:list-item>
      </text:list>
      <text:p text:style-name="P19"><text:bookmark text:name="_e69b2uejdpu3"/><text:span text:style-name="T5">Additional Features</text:span></text:p>
      <text:list xml:id="list2713506214" text:style-name="WWNum3">
        <text:list-item>
          <text:p text:style-name="P7"><text:span text:style-name="T4">Date Handling</text:span>: Implemented automatic date assignment when editing expenses to maintain consistency.</text:p>
        </text:list-item>
        <text:list-item>
          <text:p text:style-name="P15"><text:span text:style-name="T4">Verbose Listing</text:span>: Enhanced list_expenses method to provide detailed output of expenses including index, amount, category, description, and date.</text:p>
        </text:list-item>
      </text:list>
      <text:p text:style-name="P18"/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338" meta:character-count="2409" meta:non-whitespace-character-count="2121"/>
    <meta:generator>LibreOfficeDev/6.0.5.2$Linux_X86_64 LibreOffice_project/</meta:generator>
  </office:meta>
</office:document-meta>
</file>